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25-10-2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25-04-23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25-02-12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24-10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24-07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24-04-0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24-02-0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23-10-0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23-07-12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23-04-27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23-04-18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23-01-3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22-10-25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22-07-2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22-04-1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22-02-01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21-10-21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21-07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21-04-27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21-01-2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20-10-20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20-01-30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9-10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9-07-1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9-05-0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9-02-06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8-10-17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8-07-12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8-06-22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8-04-2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8-04-0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8-03-2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8-03-21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8-03-19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8-03-1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8-03-1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8-03-13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8-03-1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8-03-0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8-03-0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8-03-0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8-02-03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7-10-1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7-06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7-04-05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7-03-1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7-03-1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7-02-0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6-11-16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6-10-25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6-09-2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6-07-1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6-04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6-02-1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5-10-20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5-10-20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5-07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5-04-2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5-02-1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4-11-0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4-11-0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4-07-0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4-04-0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4-02-26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4-02-19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3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3-10-09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3-10-09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3-03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3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3-03-2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3-03-20 0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3-03-20 0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3-02-1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2-07-2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1-12-0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1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1-05-1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1-02-1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0-11-17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0-08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0-05-1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10-02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09-10-01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09-06-09 0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09-06-09 0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09-06-08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2009-02-17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58</text:p>
          </table:table-cell>
          <table:table-cell office:value-type="string" calcext:value-type="string">
            <text:p>05N/35E-06BBA</text:p>
          </table:table-cell>
          <table:table-cell office:value-type="string" calcext:value-type="string">
            <text:p>1985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2" meta:object-count="0"/>
    <meta:user-defined meta:name="AppVersion">3.0</meta:user-defined>
  </office:meta>
</office:document-meta>
</file>